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0.589521972282492" calcext:value-type="float">
            <text:p>0.589521972282492</text:p>
          </table:table-cell>
          <table:table-cell office:value-type="float" office:value="0.643785574864964" calcext:value-type="float">
            <text:p>0.643785574864964</text:p>
          </table:table-cell>
          <table:table-cell office:value-type="float" office:value="0.484118988284288" calcext:value-type="float">
            <text:p>0.484118988284288</text:p>
          </table:table-cell>
          <table:table-cell office:value-type="float" office:value="0.172051859247675" calcext:value-type="float">
            <text:p>0.172051859247675</text:p>
          </table:table-cell>
          <table:table-cell office:value-type="float" office:value="0.30226921882314" calcext:value-type="float">
            <text:p>0.30226921882314</text:p>
          </table:table-cell>
          <table:table-cell office:value-type="float" office:value="0.640900765382772" calcext:value-type="float">
            <text:p>0.640900765382772</text:p>
          </table:table-cell>
          <table:table-cell office:value-type="float" office:value="0.455624519346574" calcext:value-type="float">
            <text:p>0.455624519346574</text:p>
          </table:table-cell>
          <table:table-cell office:value-type="float" office:value="0.0742600945368773" calcext:value-type="float">
            <text:p>0.0742600945368773</text:p>
          </table:table-cell>
          <table:table-cell office:value-type="float" office:value="0.554570475291141" calcext:value-type="float">
            <text:p>0.554570475291141</text:p>
          </table:table-cell>
          <table:table-cell office:value-type="float" office:value="0.0325354282387131" calcext:value-type="float">
            <text:p>0.0325354282387131</text:p>
          </table:table-cell>
          <table:table-cell office:value-type="float" office:value="0.582975198295535" calcext:value-type="float">
            <text:p>0.582975198295535</text:p>
          </table:table-cell>
          <table:table-cell office:value-type="float" office:value="0.236803484219848" calcext:value-type="float">
            <text:p>0.236803484219848</text:p>
          </table:table-cell>
          <table:table-cell office:value-type="float" office:value="0.265972502384736" calcext:value-type="float">
            <text:p>0.265972502384736</text:p>
          </table:table-cell>
          <table:table-cell office:value-type="float" office:value="0.581945918115565" calcext:value-type="float">
            <text:p>0.581945918115565</text:p>
          </table:table-cell>
          <table:table-cell office:value-type="float" office:value="0.0702962658639518" calcext:value-type="float">
            <text:p>0.0702962658639518</text:p>
          </table:table-cell>
          <table:table-cell office:value-type="float" office:value="0.852013863747531" calcext:value-type="float">
            <text:p>0.852013863747531</text:p>
          </table:table-cell>
        </table:table-row>
        <table:table-row table:style-name="ro1">
          <table:table-cell office:value-type="float" office:value="0.67715603324781" calcext:value-type="float">
            <text:p>0.67715603324781</text:p>
          </table:table-cell>
          <table:table-cell office:value-type="float" office:value="0.685121216074815" calcext:value-type="float">
            <text:p>0.685121216074815</text:p>
          </table:table-cell>
          <table:table-cell office:value-type="float" office:value="0.675967701973596" calcext:value-type="float">
            <text:p>0.675967701973596</text:p>
          </table:table-cell>
          <table:table-cell office:value-type="float" office:value="0.251137866126761" calcext:value-type="float">
            <text:p>0.251137866126761</text:p>
          </table:table-cell>
          <table:table-cell office:value-type="float" office:value="0.318124127852854" calcext:value-type="float">
            <text:p>0.318124127852854</text:p>
          </table:table-cell>
          <table:table-cell office:value-type="float" office:value="0.68554186030132" calcext:value-type="float">
            <text:p>0.68554186030132</text:p>
          </table:table-cell>
          <table:table-cell office:value-type="float" office:value="0.269666937240111" calcext:value-type="float">
            <text:p>0.269666937240111</text:p>
          </table:table-cell>
          <table:table-cell office:value-type="float" office:value="-0.123548195197061" calcext:value-type="float">
            <text:p>-0.123548195197061</text:p>
          </table:table-cell>
          <table:table-cell office:value-type="float" office:value="0.475603391310286" calcext:value-type="float">
            <text:p>0.475603391310286</text:p>
          </table:table-cell>
          <table:table-cell office:value-type="float" office:value="0.0250559353109793" calcext:value-type="float">
            <text:p>0.0250559353109793</text:p>
          </table:table-cell>
          <table:table-cell office:value-type="float" office:value="0.509911093399814" calcext:value-type="float">
            <text:p>0.509911093399814</text:p>
          </table:table-cell>
          <table:table-cell office:value-type="float" office:value="0.261532548490338" calcext:value-type="float">
            <text:p>0.261532548490338</text:p>
          </table:table-cell>
          <table:table-cell office:value-type="float" office:value="0.266152291755551" calcext:value-type="float">
            <text:p>0.266152291755551</text:p>
          </table:table-cell>
          <table:table-cell office:value-type="float" office:value="0.446566045311414" calcext:value-type="float">
            <text:p>0.446566045311414</text:p>
          </table:table-cell>
          <table:table-cell office:value-type="float" office:value="0.527893030723893" calcext:value-type="float">
            <text:p>0.527893030723893</text:p>
          </table:table-cell>
          <table:table-cell office:value-type="float" office:value="0.863355043836927" calcext:value-type="float">
            <text:p>0.863355043836927</text:p>
          </table:table-cell>
        </table:table-row>
        <table:table-row table:style-name="ro1">
          <table:table-cell office:value-type="float" office:value="0.590516810139998" calcext:value-type="float">
            <text:p>0.590516810139998</text:p>
          </table:table-cell>
          <table:table-cell office:value-type="float" office:value="0.61796035444531" calcext:value-type="float">
            <text:p>0.61796035444531</text:p>
          </table:table-cell>
          <table:table-cell office:value-type="float" office:value="0.545017963338503" calcext:value-type="float">
            <text:p>0.545017963338503</text:p>
          </table:table-cell>
          <table:table-cell office:value-type="float" office:value="0.0755902378716594" calcext:value-type="float">
            <text:p>0.0755902378716594</text:p>
          </table:table-cell>
          <table:table-cell office:value-type="float" office:value="0.225150954345636" calcext:value-type="float">
            <text:p>0.225150954345636</text:p>
          </table:table-cell>
          <table:table-cell office:value-type="float" office:value="0.525880439252652" calcext:value-type="float">
            <text:p>0.525880439252652</text:p>
          </table:table-cell>
          <table:table-cell office:value-type="float" office:value="0.405904673080245" calcext:value-type="float">
            <text:p>0.405904673080245</text:p>
          </table:table-cell>
          <table:table-cell office:value-type="float" office:value="-0.043043197426625" calcext:value-type="float">
            <text:p>-0.043043197426625</text:p>
          </table:table-cell>
          <table:table-cell office:value-type="float" office:value="0.392642224527049" calcext:value-type="float">
            <text:p>0.392642224527049</text:p>
          </table:table-cell>
          <table:table-cell office:value-type="float" office:value="-0.11049224666763" calcext:value-type="float">
            <text:p>-0.11049224666763</text:p>
          </table:table-cell>
          <table:table-cell office:value-type="float" office:value="0.438391309901951" calcext:value-type="float">
            <text:p>0.438391309901951</text:p>
          </table:table-cell>
          <table:table-cell office:value-type="float" office:value="0.148828748649797" calcext:value-type="float">
            <text:p>0.148828748649797</text:p>
          </table:table-cell>
          <table:table-cell office:value-type="float" office:value="0.336883021696895" calcext:value-type="float">
            <text:p>0.336883021696895</text:p>
          </table:table-cell>
          <table:table-cell office:value-type="float" office:value="0.431577950215576" calcext:value-type="float">
            <text:p>0.431577950215576</text:p>
          </table:table-cell>
          <table:table-cell office:value-type="float" office:value="0.0298875092901144" calcext:value-type="float">
            <text:p>0.0298875092901144</text:p>
          </table:table-cell>
          <table:table-cell office:value-type="float" office:value="0.812215822291052" calcext:value-type="float">
            <text:p>0.812215822291052</text:p>
          </table:table-cell>
        </table:table-row>
        <table:table-row table:style-name="ro1">
          <table:table-cell office:value-type="float" office:value="0.658066982355017" calcext:value-type="float">
            <text:p>0.658066982355017</text:p>
          </table:table-cell>
          <table:table-cell office:value-type="float" office:value="0.646403391233612" calcext:value-type="float">
            <text:p>0.646403391233612</text:p>
          </table:table-cell>
          <table:table-cell office:value-type="float" office:value="0.630061862792155" calcext:value-type="float">
            <text:p>0.630061862792155</text:p>
          </table:table-cell>
          <table:table-cell office:value-type="float" office:value="0.118252146449381" calcext:value-type="float">
            <text:p>0.118252146449381</text:p>
          </table:table-cell>
          <table:table-cell office:value-type="float" office:value="0.286634499534187" calcext:value-type="float">
            <text:p>0.286634499534187</text:p>
          </table:table-cell>
          <table:table-cell office:value-type="float" office:value="0.617728412022662" calcext:value-type="float">
            <text:p>0.617728412022662</text:p>
          </table:table-cell>
          <table:table-cell office:value-type="float" office:value="0.0989853813791873" calcext:value-type="float">
            <text:p>0.0989853813791873</text:p>
          </table:table-cell>
          <table:table-cell office:value-type="float" office:value="0.0476980610808759" calcext:value-type="float">
            <text:p>0.0476980610808759</text:p>
          </table:table-cell>
          <table:table-cell office:value-type="float" office:value="0.61061312231801" calcext:value-type="float">
            <text:p>0.61061312231801</text:p>
          </table:table-cell>
          <table:table-cell office:value-type="float" office:value="0.136016916179977" calcext:value-type="float">
            <text:p>0.136016916179977</text:p>
          </table:table-cell>
          <table:table-cell office:value-type="float" office:value="0.450507670919568" calcext:value-type="float">
            <text:p>0.450507670919568</text:p>
          </table:table-cell>
          <table:table-cell office:value-type="float" office:value="0.442626170587276" calcext:value-type="float">
            <text:p>0.442626170587276</text:p>
          </table:table-cell>
          <table:table-cell office:value-type="float" office:value="0.284964531471446" calcext:value-type="float">
            <text:p>0.284964531471446</text:p>
          </table:table-cell>
          <table:table-cell office:value-type="float" office:value="0.43148814014086" calcext:value-type="float">
            <text:p>0.43148814014086</text:p>
          </table:table-cell>
          <table:table-cell office:value-type="float" office:value="0.0767154897515516" calcext:value-type="float">
            <text:p>0.0767154897515516</text:p>
          </table:table-cell>
          <table:table-cell office:value-type="float" office:value="0.809008567421641" calcext:value-type="float">
            <text:p>0.809008567421641</text:p>
          </table:table-cell>
        </table:table-row>
        <table:table-row table:style-name="ro1">
          <table:table-cell office:value-type="float" office:value="0.630263782685272" calcext:value-type="float">
            <text:p>0.630263782685272</text:p>
          </table:table-cell>
          <table:table-cell office:value-type="float" office:value="0.618753919762135" calcext:value-type="float">
            <text:p>0.618753919762135</text:p>
          </table:table-cell>
          <table:table-cell office:value-type="float" office:value="0.596379991202429" calcext:value-type="float">
            <text:p>0.596379991202429</text:p>
          </table:table-cell>
          <table:table-cell office:value-type="float" office:value="0.356737256899022" calcext:value-type="float">
            <text:p>0.356737256899022</text:p>
          </table:table-cell>
          <table:table-cell office:value-type="float" office:value="0.280360609051813" calcext:value-type="float">
            <text:p>0.280360609051813</text:p>
          </table:table-cell>
          <table:table-cell office:value-type="float" office:value="0.587624548461675" calcext:value-type="float">
            <text:p>0.587624548461675</text:p>
          </table:table-cell>
          <table:table-cell office:value-type="float" office:value="0.441063445822554" calcext:value-type="float">
            <text:p>0.441063445822554</text:p>
          </table:table-cell>
          <table:table-cell office:value-type="float" office:value="0.177597164140161" calcext:value-type="float">
            <text:p>0.177597164140161</text:p>
          </table:table-cell>
          <table:table-cell office:value-type="float" office:value="0.156802314284728" calcext:value-type="float">
            <text:p>0.156802314284728</text:p>
          </table:table-cell>
          <table:table-cell office:value-type="float" office:value="0.0110340255173468" calcext:value-type="float">
            <text:p>0.0110340255173468</text:p>
          </table:table-cell>
          <table:table-cell office:value-type="float" office:value="0.55049542253279" calcext:value-type="float">
            <text:p>0.55049542253279</text:p>
          </table:table-cell>
          <table:table-cell office:value-type="float" office:value="0.18733601150329" calcext:value-type="float">
            <text:p>0.18733601150329</text:p>
          </table:table-cell>
          <table:table-cell office:value-type="float" office:value="0.30244104738538" calcext:value-type="float">
            <text:p>0.30244104738538</text:p>
          </table:table-cell>
          <table:table-cell office:value-type="float" office:value="0.438858308684354" calcext:value-type="float">
            <text:p>0.438858308684354</text:p>
          </table:table-cell>
          <table:table-cell office:value-type="float" office:value="0.497290160304285" calcext:value-type="float">
            <text:p>0.497290160304285</text:p>
          </table:table-cell>
          <table:table-cell office:value-type="float" office:value="0.874619344126367" calcext:value-type="float">
            <text:p>0.874619344126367</text:p>
          </table:table-cell>
        </table:table-row>
        <table:table-row table:style-name="ro1">
          <table:table-cell table:formula="of:=AVERAGE([.A1:.A5])" office:value-type="float" office:value="0.629105116142118" calcext:value-type="float">
            <text:p>0.629105116142118</text:p>
          </table:table-cell>
          <table:table-cell table:formula="of:=AVERAGE([.B1:.B5])" office:value-type="float" office:value="0.642404891276167" calcext:value-type="float">
            <text:p>0.642404891276167</text:p>
          </table:table-cell>
          <table:table-cell table:formula="of:=AVERAGE([.C1:.C5])" office:value-type="float" office:value="0.586309301518194" calcext:value-type="float">
            <text:p>0.586309301518194</text:p>
          </table:table-cell>
          <table:table-cell table:formula="of:=AVERAGE([.D1:.D5])" office:value-type="float" office:value="0.1947538733189" calcext:value-type="float">
            <text:p>0.1947538733189</text:p>
          </table:table-cell>
          <table:table-cell table:formula="of:=AVERAGE([.E1:.E5])" office:value-type="float" office:value="0.282507881921526" calcext:value-type="float">
            <text:p>0.282507881921526</text:p>
          </table:table-cell>
          <table:table-cell table:formula="of:=AVERAGE([.F1:.F5])" office:value-type="float" office:value="0.611535205084216" calcext:value-type="float">
            <text:p>0.611535205084216</text:p>
          </table:table-cell>
          <table:table-cell table:formula="of:=AVERAGE([.G1:.G5])" office:value-type="float" office:value="0.334248991373734" calcext:value-type="float">
            <text:p>0.334248991373734</text:p>
          </table:table-cell>
          <table:table-cell table:formula="of:=AVERAGE([.H1:.H5])" office:value-type="float" office:value="0.0265927854268456" calcext:value-type="float">
            <text:p>0.0265927854268456</text:p>
          </table:table-cell>
          <table:table-cell table:formula="of:=AVERAGE([.I1:.I5])" office:value-type="float" office:value="0.438046305546243" calcext:value-type="float">
            <text:p>0.43804630554624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6:47:50.035856312</meta:creation-date>
    <dc:date>2024-03-15T17:36:09.341299817</dc:date>
    <meta:editing-duration>P2DT3H18M7S</meta:editing-duration>
    <meta:editing-cycles>3</meta:editing-cycles>
    <meta:generator>LibreOffice/7.3.7.2$Linux_X86_64 LibreOffice_project/30$Build-2</meta:generator>
    <meta:document-statistic meta:table-count="1" meta:cell-count="89" meta:object-count="0"/>
  </office:meta>
</office:document-meta>
</file>